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7.36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18pt" style:font-size-asian="18pt" style:font-size-complex="18pt"/>
    </style:style>
    <style:style style:name="T9" style:family="text">
      <style:text-properties style:text-position="0% 100%" style:font-name="Courier1"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font-name="Courier1" fo:font-size="20pt" style:font-size-asian="20pt" style:font-size-complex="20pt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4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8">IPD, &lt;tarefa&gt;, &lt;turma&gt;, &lt;matrícula&gt;, &lt;nome&gt;</text:span></text:p>
                  </text:list-item>
                  <text:list-item>
                    <text:p>Exemplo:</text:p>
                    <text:p><text:span text:style-name="T9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10">Dom, 04/09</text:span>: execução do Python</text:p>
              </text:list-item>
              <text:list-item>
                <text:p>Tarefa-01: <text:span text:style-name="T10">Dom, 18/09</text:span><text:span text:style-name="T11">: exercícios da aula</text:span></text:p>
              </text:list-item>
              <text:list-item>
                <text:p><text:span text:style-name="T11">Tarefa-02: </text:span><text:span text:style-name="T10">Dom, 25/09</text:span><text:span text:style-name="T11">: 2 exercícios da li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0: execução do Python</text:span><text:span text:style-name="T7"><text:line-break/></text:span><text:span text:style-name="T12">(até domingo 04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3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7" draw:text-style-name="P9" draw:layer="layout" svg:width="25.199cm" svg:height="14.632cm" svg:x="1.4cm" svg:y="4.914cm" presentation:class="outline" presentation:user-transformed="true">
          <draw:text-box>
            <text:list text:style-name="L2">
              <text:list-item>
                <text:p text:style-name="P9"><text:span text:style-name="T14">Leia números continuamente</text:span></text:p>
              </text:list-item>
              <text:list-item>
                <text:p text:style-name="P9"><text:span text:style-name="T14">Termine quando ler um número menor que o </text:span><text:span text:style-name="T14">anterior</text:span></text:p>
              </text:list-item>
              <text:list-item>
                <text:p text:style-name="P9"><text:span text:style-name="T14">Exiba (imprima) a soma de todos os valores lidos</text:span></text:p>
              </text:list-item>
              <text:list-item>
                <text:p text:style-name="P9"><text:span text:style-name="T15">(Assuma que só serão digitados números maiores que 0)</text:span></text:p>
                <text:p text:style-name="P9"><text:span text:style-name="T15"/></text:p>
              </text:list-item>
              <text:list-item>
                <text:p text:style-name="P9"><text:span text:style-name="T14">“</text:span><text:span text:style-name="T14">Print Screen” do computador:</text:span></text:p>
                <text:list>
                  <text:list-item>
                    <text:p><text:span text:style-name="T16">Tela de edição: código fonte dos exercícios</text:span></text:p>
                  </text:list-item>
                  <text:list-item>
                    <text:p><text:span text:style-name="T16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" svg:width="0cm" svg:height="0cm" svg:x="2.218cm" svg:y="5.025cm" svg:viewBox="0 0 0 0" draw:points="0,0">
          <text:p/>
        </draw:polygon>
        <draw:polygon draw:style-name="gr2" draw:text-style-name="P4" draw:layer="" svg:width="0cm" svg:height="0cm" svg:x="2.218cm" svg:y="5.025cm" svg:viewBox="0 0 0 0" draw:points="0,0">
          <text:p/>
        </draw:polygon>
        <draw:polygon draw:style-name="gr2" draw:text-style-name="P4" draw:layer="" svg:width="0cm" svg:height="0cm" svg:x="2.218cm" svg:y="5.025cm" svg:viewBox="0 0 0 0" draw:points="0,0">
          <text:p/>
        </draw:polygon>
        <draw:polygon draw:style-name="gr2" draw:text-style-name="P4" draw:layer="" svg:width="0cm" svg:height="0cm" svg:x="2.218cm" svg:y="5.025cm" svg:viewBox="0 0 0 0" draw:points="0,0">
          <text:p/>
        </draw:polygon>
        <draw:polygon draw:style-name="gr2" draw:text-style-name="P4" draw:layer="" svg:width="0cm" svg:height="0cm" svg:x="2.218cm" svg:y="5.025cm" svg:viewBox="0 0 0 0" draw:points="0,0">
          <text:p/>
        </draw:polygon>
        <draw:polygon draw:style-name="gr2" draw:text-style-name="P4" draw:layer="" svg:width="0cm" svg:height="0cm" svg:x="2.218cm" svg:y="5.025cm" svg:viewBox="0 0 0 0" draw:points="0,0">
          <text:p/>
        </draw:polygon>
        <draw:polygon draw:style-name="gr2" draw:text-style-name="P4" draw:layer="" svg:width="0cm" svg:height="0cm" svg:x="2.218cm" svg:y="5.025cm" svg:viewBox="0 0 0 0" draw:points="0,0">
          <text:p/>
        </draw:polygon>
        <draw:polygon draw:style-name="gr2" draw:text-style-name="P4" draw:layer="" svg:width="0cm" svg:height="0cm" svg:x="2.218cm" svg:y="5.025cm" svg:viewBox="0 0 0 0" draw:points="0,0">
          <text:p/>
        </draw:polygon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7">Tarefa 01: exercício da aula</text:span><text:span text:style-name="T7"><text:line-break/></text:span><text:span text:style-name="T12">(até domingo 18/09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Tarefa 02: 2 exercícios da lista</text:span><text:span text:style-name="T7"><text:line-break/></text:span><text:span text:style-name="T12">(até domingo 25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17">https://github.com/fsantanna/IPD/blob/m</text:span><text:span text:style-name="T17">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6</meta:editing-cycles>
    <meta:editing-duration>P50DT10H28M43S</meta:editing-duration>
    <meta:initial-creator>chico </meta:initial-creator>
    <dc:date>2016-09-11T10:09:05.127218829</dc:date>
    <meta:document-statistic meta:object-count="8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